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9399" officeooo:paragraph-rsid="001f9399"/>
    </style:style>
    <style:style style:name="P2" style:family="paragraph" style:parent-style-name="Standard">
      <style:paragraph-properties fo:text-align="center" style:justify-single-word="false"/>
      <style:text-properties officeooo:rsid="001f9399" officeooo:paragraph-rsid="001f9399"/>
    </style:style>
    <style:style style:name="P3" style:family="paragraph" style:parent-style-name="Standard">
      <style:text-properties officeooo:rsid="001f9399" officeooo:paragraph-rsid="001fbd39"/>
    </style:style>
    <style:style style:name="P4" style:family="paragraph" style:parent-style-name="Standard">
      <style:text-properties officeooo:rsid="001f9399" officeooo:paragraph-rsid="00244991"/>
    </style:style>
    <style:style style:name="P5" style:family="paragraph" style:parent-style-name="Standard">
      <style:text-properties officeooo:rsid="001f9399" officeooo:paragraph-rsid="0025de6c"/>
    </style:style>
    <style:style style:name="P6" style:family="paragraph" style:parent-style-name="Standard">
      <style:text-properties officeooo:rsid="001f9399" officeooo:paragraph-rsid="0028cc14"/>
    </style:style>
    <style:style style:name="P7" style:family="paragraph" style:parent-style-name="Standard">
      <style:text-properties officeooo:rsid="001f9399" officeooo:paragraph-rsid="002955da"/>
    </style:style>
    <style:style style:name="P8" style:family="paragraph" style:parent-style-name="Standard">
      <style:text-properties officeooo:rsid="001fbd39" officeooo:paragraph-rsid="001fbd39"/>
    </style:style>
    <style:style style:name="P9" style:family="paragraph" style:parent-style-name="Standard">
      <style:text-properties officeooo:rsid="001fbd39" officeooo:paragraph-rsid="00244991"/>
    </style:style>
    <style:style style:name="P10" style:family="paragraph" style:parent-style-name="Standard">
      <style:text-properties officeooo:rsid="001fbd39" officeooo:paragraph-rsid="002955da"/>
    </style:style>
    <style:style style:name="P11" style:family="paragraph" style:parent-style-name="Standard">
      <style:text-properties officeooo:rsid="002161f0" officeooo:paragraph-rsid="002161f0"/>
    </style:style>
    <style:style style:name="P12" style:family="paragraph" style:parent-style-name="Standard">
      <style:text-properties officeooo:rsid="00244991" officeooo:paragraph-rsid="00244991"/>
    </style:style>
    <style:style style:name="P13" style:family="paragraph" style:parent-style-name="Standard">
      <style:text-properties officeooo:rsid="0025b9ae" officeooo:paragraph-rsid="0025b9ae"/>
    </style:style>
    <style:style style:name="P14" style:family="paragraph" style:parent-style-name="Standard">
      <style:text-properties officeooo:rsid="0025de6c" officeooo:paragraph-rsid="001f9399"/>
    </style:style>
    <style:style style:name="P15" style:family="paragraph" style:parent-style-name="Standard">
      <style:text-properties officeooo:rsid="0025de6c" officeooo:paragraph-rsid="0025de6c"/>
    </style:style>
    <style:style style:name="P16" style:family="paragraph" style:parent-style-name="Standard">
      <style:text-properties officeooo:rsid="0028cc14" officeooo:paragraph-rsid="0028cc14"/>
    </style:style>
    <style:style style:name="P17" style:family="paragraph" style:parent-style-name="Standard" style:list-style-name="L1">
      <style:text-properties officeooo:rsid="0028cc14" officeooo:paragraph-rsid="0028cc14"/>
    </style:style>
    <style:style style:name="P18" style:family="paragraph" style:parent-style-name="Standard">
      <style:text-properties officeooo:rsid="002955da" officeooo:paragraph-rsid="002955da"/>
    </style:style>
    <style:style style:name="P19" style:family="paragraph" style:parent-style-name="Standard">
      <style:text-properties officeooo:rsid="0029c90c" officeooo:paragraph-rsid="0029c90c"/>
    </style:style>
    <style:style style:name="P20" style:family="paragraph" style:parent-style-name="Standard">
      <style:text-properties officeooo:rsid="0029c90c" officeooo:paragraph-rsid="002a729c"/>
    </style:style>
    <style:style style:name="P21" style:family="paragraph" style:parent-style-name="Standard">
      <style:text-properties officeooo:rsid="002a729c" officeooo:paragraph-rsid="002a729c"/>
    </style:style>
    <style:style style:name="T1" style:family="text">
      <style:text-properties officeooo:rsid="001f939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3020e"/>
    </style:style>
    <style:style style:name="T4" style:family="text">
      <style:text-properties style:text-position="sub 58%" officeooo:rsid="00244991"/>
    </style:style>
    <style:style style:name="T5" style:family="text">
      <style:text-properties style:text-position="sub 58%" officeooo:rsid="0025de6c"/>
    </style:style>
    <style:style style:name="T6" style:family="text">
      <style:text-properties style:text-position="sub 58%" officeooo:rsid="00274fb1"/>
    </style:style>
    <style:style style:name="T7" style:family="text">
      <style:text-properties style:text-position="sub 58%" officeooo:rsid="002a729c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fbd39"/>
    </style:style>
    <style:style style:name="T10" style:family="text">
      <style:text-properties style:text-position="0% 100%" officeooo:rsid="0023020e"/>
    </style:style>
    <style:style style:name="T11" style:family="text">
      <style:text-properties style:text-position="0% 100%" officeooo:rsid="00244991"/>
    </style:style>
    <style:style style:name="T12" style:family="text">
      <style:text-properties style:text-position="0% 100%" officeooo:rsid="001f9399"/>
    </style:style>
    <style:style style:name="T13" style:family="text">
      <style:text-properties style:text-position="0% 100%" officeooo:rsid="0025b9ae"/>
    </style:style>
    <style:style style:name="T14" style:family="text">
      <style:text-properties style:text-position="0% 100%" officeooo:rsid="0025de6c"/>
    </style:style>
    <style:style style:name="T15" style:family="text">
      <style:text-properties style:text-position="0% 100%" officeooo:rsid="00274fb1"/>
    </style:style>
    <style:style style:name="T16" style:family="text">
      <style:text-properties style:text-position="0% 100%" officeooo:rsid="0028cc14"/>
    </style:style>
    <style:style style:name="T17" style:family="text">
      <style:text-properties style:text-position="0% 100%" officeooo:rsid="002955da"/>
    </style:style>
    <style:style style:name="T18" style:family="text">
      <style:text-properties style:text-position="0% 100%" officeooo:rsid="0029c90c"/>
    </style:style>
    <style:style style:name="T19" style:family="text">
      <style:text-properties style:text-position="0% 100%" officeooo:rsid="002a729c"/>
    </style:style>
    <style:style style:name="T20" style:family="text">
      <style:text-properties style:text-position="0% 100%" officeooo:rsid="002c22e1"/>
    </style:style>
    <style:style style:name="T21" style:family="text">
      <style:text-properties officeooo:rsid="001fbd39"/>
    </style:style>
    <style:style style:name="T22" style:family="text">
      <style:text-properties officeooo:rsid="0023020e"/>
    </style:style>
    <style:style style:name="T23" style:family="text">
      <style:text-properties officeooo:rsid="00244991"/>
    </style:style>
    <style:style style:name="T24" style:family="text">
      <style:text-properties officeooo:rsid="0025de6c"/>
    </style:style>
    <style:style style:name="T25" style:family="text">
      <style:text-properties officeooo:rsid="0028cc14"/>
    </style:style>
    <style:style style:name="T26" style:family="text">
      <style:text-properties officeooo:rsid="002955da"/>
    </style:style>
    <style:style style:name="T27" style:family="text">
      <style:text-properties officeooo:rsid="0029c9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6">Constrained Normal </text:span>Path <text:span text:style-name="T1">Proofs</text:span></text:p>
      <text:p text:style-name="P2">by Sven Nilsen, 2020</text:p>
      <text:p text:style-name="P1"/>
      <text:p text:style-name="P6">A <text:span text:style-name="T26">constrained </text:span>normal path proof is <text:span text:style-name="T23">a quantified existential path equation over a constrained normal path</text:span> <text:span text:style-name="T24">such that every path returns `true` for all inputs</text:span>:</text:p>
      <text:p text:style-name="P1"><text:span text:style-name="T10"/></text:p>
      <text:p text:style-name="P4"><text:span text:style-name="T10"><text:tab/>∀ </text:span><text:span text:style-name="T11">x { </text:span><text:span text:style-name="T8">f</text:span><text:span text:style-name="T15">{g</text:span><text:span text:style-name="T6">i</text:span><text:span text:style-name="T15">(x)}</text:span><text:span text:style-name="T8">[</text:span><text:span text:style-name="T15">unit → </text:span><text:span text:style-name="T8">g</text:span><text:span text:style-name="T4">n</text:span><text:span text:style-name="T8">(x)</text:span><text:span text:style-name="T9">] </text:span><text:span text:style-name="T14">&lt;=&gt; \true</text:span><text:span text:style-name="T9"> </text:span><text:span text:style-name="T11">}</text:span></text:p>
      <text:p text:style-name="P5"/>
      <text:p text:style-name="P5"><text:tab/><text:span text:style-name="T22">f : T → U</text:span></text:p>
      <text:p text:style-name="P6"><text:tab/><text:span text:style-name="T24">g</text:span><text:span text:style-name="T5">in</text:span><text:span text:style-name="T24"> : (T → bool) ⨯ U → bool</text:span></text:p>
      <text:p text:style-name="P14"/>
      <text:p text:style-name="P16">The form of the constrained normal path follows from these two requirements:</text:p>
      <text:p text:style-name="P16"/>
      <text:list xml:id="list2323796517583207987" text:style-name="L1">
        <text:list-item>
          <text:p text:style-name="P17">It is constrained</text:p>
        </text:list-item>
        <text:list-item>
          <text:p text:style-name="P17">It returns `true` for all inputs</text:p>
        </text:list-item>
      </text:list>
      <text:p text:style-name="P14"/>
      <text:p text:style-name="P12"><text:span text:style-name="T16">I</text:span><text:span text:style-name="T8">t is </text:span><text:span text:style-name="T16">always </text:span><text:span text:style-name="T8">possible to reduce this problem </text:span><text:span text:style-name="T16">to</text:span><text:span text:style-name="T8">:</text:span></text:p>
      <text:p text:style-name="P1"/>
      <text:p text:style-name="P1"><text:tab/>∀ x<text:span text:style-name="T9">, </text:span><text:span text:style-name="T10">t</text:span> { ∀ <text:span text:style-name="T22">i { </text:span>g<text:span text:style-name="T2">i</text:span><text:span text:style-name="T8">(x)</text:span><text:span text:style-name="T10">(</text:span><text:span text:style-name="T11">t)</text:span><text:span text:style-name="T8"> </text:span><text:span text:style-name="T10">}</text:span> <text:span text:style-name="T22">=&gt; g</text:span><text:span text:style-name="T3">n</text:span><text:span text:style-name="T11">(x)</text:span><text:span text:style-name="T22">(f(t))</text:span> }</text:p>
      <text:p text:style-name="P1"/>
      <text:p text:style-name="P12">Here, `=&gt;` means material implication.</text:p>
      <text:p text:style-name="P13"><text:span text:style-name="T11"/></text:p>
      <text:p text:style-name="P15"><text:span text:style-name="T11">B</text:span><text:span text:style-name="T8">y constraining the path, it is </text:span><text:span text:style-name="T17">necessary</text:span><text:span text:style-name="T8"> to check for the input domain. If it passes, then the path output must be checked to be `true`. However, if it fails to pass the input domain, then the output is irrelevant.</text:span></text:p>
      <text:p text:style-name="P11"/>
      <text:p text:style-name="P18">This corresponds to pre- and postconditions of computer programming.</text:p>
      <text:p text:style-name="P11"/>
      <text:p text:style-name="P1">Here is an example:</text:p>
      <text:p text:style-name="P1"/>
      <text:p text:style-name="P4"><text:tab/>∀ <text:span text:style-name="T21">x, y { </text:span>add<text:span text:style-name="T25">{(&gt; x), (&gt; y)}</text:span>[<text:span text:style-name="T25">unit</text:span> → (&gt; x + y)] <text:span text:style-name="T25">&lt;=&gt; \true</text:span> <text:span text:style-name="T21">}</text:span></text:p>
      <text:p text:style-name="P1"/>
      <text:p text:style-name="P3"><text:tab/><text:span text:style-name="T21">add : nat </text:span>⨯ <text:span text:style-name="T21">nat → nat</text:span></text:p>
      <text:p text:style-name="P1"/>
      <text:p text:style-name="P8"><text:span text:style-name="T23">Reducing</text:span>:</text:p>
      <text:p text:style-name="P8"/>
      <text:p text:style-name="P9"><text:tab/><text:span text:style-name="T1">∀ x</text:span><text:span text:style-name="T8">, </text:span><text:span text:style-name="T11">y, </text:span><text:span text:style-name="T10">t</text:span><text:span text:style-name="T13">a, tb : </text:span><text:span text:style-name="T14">nat</text:span><text:span text:style-name="T1"> { </text:span><text:span text:style-name="T17">ta </text:span><text:span text:style-name="T11">&gt; </text:span><text:span text:style-name="T12">x ∧ </text:span><text:span text:style-name="T17">tb </text:span><text:span text:style-name="T11">&gt; y</text:span><text:span text:style-name="T1"> =&gt; </text:span><text:span text:style-name="T17">ta + tb </text:span><text:span text:style-name="T11">&gt; x + y</text:span><text:span text:style-name="T22"> }</text:span></text:p>
      <text:p text:style-name="P1"/>
      <text:p text:style-name="P18">Test case:</text:p>
      <text:p text:style-name="P1"/>
      <text:p text:style-name="P1"><text:tab/><text:span text:style-name="T21">add{(&gt; 2), (&gt; 3)[unit → (&gt; 5)]</text:span></text:p>
      <text:p text:style-name="P7"><text:tab/>∀ <text:span text:style-name="T10">t</text:span><text:span text:style-name="T13">a, tb : </text:span><text:span text:style-name="T14">nat</text:span> { <text:span text:style-name="T17">ta </text:span><text:span text:style-name="T11">&gt; </text:span><text:span text:style-name="T17">2</text:span><text:span text:style-name="T8"> ∧ </text:span><text:span text:style-name="T17">tb </text:span><text:span text:style-name="T11">&gt; </text:span><text:span text:style-name="T17">3</text:span> =&gt; <text:span text:style-name="T17">ta + tb </text:span><text:span text:style-name="T11">&gt; </text:span><text:span text:style-name="T18">5</text:span><text:span text:style-name="T22"> }</text:span></text:p>
      <text:p text:style-name="P7"><text:tab/><text:tab/><text:span text:style-name="T26">0</text:span><text:span text:style-name="T17"> </text:span><text:span text:style-name="T11">&gt; </text:span><text:span text:style-name="T17">2</text:span><text:span text:style-name="T8"> ∧ </text:span><text:span text:style-name="T17">1 </text:span><text:span text:style-name="T11">&gt; </text:span><text:span text:style-name="T17">3</text:span> =&gt; <text:span text:style-name="T27">1</text:span><text:span text:style-name="T17"> </text:span><text:span text:style-name="T11">&gt; </text:span><text:span text:style-name="T18">5<text:tab/>true</text:span></text:p>
      <text:p text:style-name="P7"><text:span text:style-name="T17"><text:tab/><text:tab/>1 </text:span><text:span text:style-name="T11">&gt; </text:span><text:span text:style-name="T17">2</text:span><text:span text:style-name="T8"> ∧ </text:span><text:span text:style-name="T17">5 </text:span><text:span text:style-name="T11">&gt; </text:span><text:span text:style-name="T17">3</text:span><text:span text:style-name="T8"> =&gt; </text:span><text:span text:style-name="T18">6</text:span><text:span text:style-name="T17"> </text:span><text:span text:style-name="T11">&gt; </text:span><text:span text:style-name="T18">5<text:tab/>true</text:span></text:p>
      <text:p text:style-name="P7"><text:span text:style-name="T17"><text:tab/><text:tab/>3 </text:span><text:span text:style-name="T11">&gt; </text:span><text:span text:style-name="T17">2</text:span><text:span text:style-name="T8"> ∧ </text:span><text:span text:style-name="T17">3 </text:span><text:span text:style-name="T11">&gt; </text:span><text:span text:style-name="T17">3</text:span><text:span text:style-name="T8"> =&gt; </text:span><text:span text:style-name="T17">6 </text:span><text:span text:style-name="T11">&gt; </text:span><text:span text:style-name="T18">5<text:tab/>true</text:span></text:p>
      <text:p text:style-name="P10"><text:tab/><text:tab/><text:span text:style-name="T27">3</text:span><text:span text:style-name="T17"> </text:span><text:span text:style-name="T11">&gt; </text:span><text:span text:style-name="T17">2</text:span><text:span text:style-name="T12"> ∧ </text:span><text:span text:style-name="T18">4</text:span><text:span text:style-name="T17"> </text:span><text:span text:style-name="T11">&gt; </text:span><text:span text:style-name="T17">3</text:span><text:span text:style-name="T1"> =&gt; 7</text:span><text:span text:style-name="T17"> </text:span><text:span text:style-name="T11">&gt; </text:span><text:span text:style-name="T18">5<text:tab/>true</text:span></text:p>
      <text:p text:style-name="P10"><text:span text:style-name="T18"/></text:p>
      <text:p text:style-name="P19"><text:soft-page-break/><text:span text:style-name="T8">The mos</text:span><text:span text:style-name="T19">t</text:span><text:span text:style-name="T8"> constrained normal path proof is obtained using </text:span><text:span text:style-name="T19">the</text:span><text:span text:style-name="T8"> </text:span><text:span text:style-name="T19">higher order </text:span><text:span text:style-name="T8">constrained existential path:</text:span></text:p>
      <text:p text:style-name="P19"><text:span text:style-name="T8"/></text:p>
      <text:p text:style-name="P19"><text:span text:style-name="T8"><text:tab/>∀ </text:span><text:span text:style-name="T19">x { </text:span><text:span text:style-name="T8">∃f{g</text:span><text:span text:style-name="T2">i</text:span><text:span text:style-name="T19">(x)</text:span><text:span text:style-name="T8">} =&gt; g</text:span><text:span text:style-name="T2">n</text:span><text:span text:style-name="T19">(x)</text:span><text:span text:style-name="T8"> </text:span><text:span text:style-name="T19">}</text:span></text:p>
      <text:p text:style-name="P19"><text:span text:style-name="T8"/></text:p>
      <text:p text:style-name="P20"><text:span text:style-name="T8"><text:tab/>∀ </text:span><text:span text:style-name="T19">x { </text:span><text:span text:style-name="T8">∃f{g</text:span><text:span text:style-name="T2">i</text:span><text:span text:style-name="T19">(x)</text:span><text:span text:style-name="T8">} : U → bool </text:span><text:span text:style-name="T19">}</text:span></text:p>
      <text:p text:style-name="P19"><text:span text:style-name="T8"><text:tab/></text:span><text:span text:style-name="T19">g</text:span><text:span text:style-name="T7">n</text:span><text:span text:style-name="T19"> : U → bool</text:span></text:p>
      <text:p text:style-name="P19"><text:span text:style-name="T8"/></text:p>
      <text:p text:style-name="P19"><text:span text:style-name="T8">For example, </text:span><text:span text:style-name="T19">by applying this to the same problem:</text:span></text:p>
      <text:p text:style-name="P19"><text:span text:style-name="T8"/></text:p>
      <text:p text:style-name="P20"><text:span text:style-name="T8"><text:tab/>∃</text:span><text:span text:style-name="T12">add</text:span><text:span text:style-name="T16">{(&gt; x), (&gt; y)} </text:span><text:span text:style-name="T19">=&gt; </text:span><text:span text:style-name="T8">(&gt; x + y)</text:span></text:p>
      <text:p text:style-name="P20"><text:span text:style-name="T8"><text:tab/>(&gt; x + y + 1)</text:span><text:span text:style-name="T19"> =&gt; </text:span><text:span text:style-name="T8">(&gt; x + y)</text:span></text:p>
      <text:p text:style-name="P20"><text:span text:style-name="T8"><text:tab/></text:span><text:span text:style-name="T19">(&gt; 1) =&gt; (&gt; 0)<text:tab/><text:tab/><text:tab/><text:tab/></text:span><text:span text:style-name="T20">removing `x` and `y` on both sides of implication</text:span></text:p>
      <text:p text:style-name="P20"><text:span text:style-name="T19"><text:tab/>true</text:span></text:p>
      <text:p text:style-name="P20"><text:span text:style-name="T19"/></text:p>
      <text:p text:style-name="P21"><text:span text:style-name="T8">The post-condition `</text:span><text:span text:style-name="T18">(&gt; x + y + 1)</text:span><text:span text:style-name="T8">` is stronger than `</text:span><text:span text:style-name="T18">(&gt; x + y)</text:span><text:span text:style-name="T8">`.</text:span></text:p>
      <text:p text:style-name="P21"><text:span text:style-name="T8"/></text:p>
      <text:p text:style-name="P21"><text:span text:style-name="T8">This means that the following is a tautology in path semantics:</text:span></text:p>
      <text:p text:style-name="P20"><text:span text:style-name="T11"/></text:p>
      <text:p text:style-name="P20"><text:span text:style-name="T11"><text:tab/></text:span><text:span text:style-name="T10">∀ </text:span><text:span text:style-name="T11">x { </text:span><text:span text:style-name="T12">f</text:span><text:span text:style-name="T15">{g</text:span><text:span text:style-name="T6">i</text:span><text:span text:style-name="T15">(x)}</text:span><text:span text:style-name="T12">[</text:span><text:span text:style-name="T15">unit → </text:span><text:span text:style-name="T8">∃f{g</text:span><text:span text:style-name="T2">i</text:span><text:span text:style-name="T19">(x)</text:span><text:span text:style-name="T8">}</text:span><text:span text:style-name="T9">] </text:span><text:span text:style-name="T14">&lt;=&gt; \true</text:span><text:span text:style-name="T9"> </text:span><text:span text:style-name="T11">}</text:span></text:p>
      <text:p text:style-name="P20"><text:span text:style-name="T11"/></text:p>
      <text:p text:style-name="P21"><text:span text:style-name="T11">T</text:span><text:span text:style-name="T8">he tautology has a structure such that it puts maximum constraints<text:line-break/>for any parameterized pre- and postconditions of the fu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9:57:11.867481000</meta:creation-date>
    <dc:date>2020-03-01T12:07:24.679729000</dc:date>
    <meta:editing-duration>PT2M39S</meta:editing-duration>
    <meta:editing-cycles>1</meta:editing-cycles>
    <meta:document-statistic meta:table-count="0" meta:image-count="0" meta:object-count="0" meta:page-count="2" meta:paragraph-count="39" meta:word-count="418" meta:character-count="1855" meta:non-whitespace-character-count="1450"/>
    <meta:generator>LibreOffice/5.1.2.2$MacOSX_X86_64 LibreOffice_project/d3bf12ecb743fc0d20e0be0c58ca359301eb705f</meta:generator>
  </office:meta>
</office:document-meta>
</file>